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/>
      <style:text-properties fo:font-size="10pt" style:font-name-asian="STHeiti" style:font-size-asian="10pt" style:font-size-complex="10pt"/>
    </style:style>
    <style:style style:name="P2" style:family="paragraph" style:parent-style-name="Standard">
      <style:paragraph-properties fo:margin-top="0.0402in" fo:margin-bottom="0.0402in" fo:break-before="page"/>
      <style:text-properties fo:font-size="10pt" style:font-name-asian="STHeiti" style:font-size-asian="10pt" style:font-size-complex="10pt"/>
    </style:style>
    <style:style style:name="P3" style:family="paragraph" style:parent-style-name="Standard" style:list-style-name="L1">
      <style:paragraph-properties fo:margin-top="0.0402in" fo:margin-bottom="0.0402in"/>
      <style:text-properties fo:font-size="10pt" style:font-name-asian="STHeiti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这是我的Blog合集。因为我的Blog叫做“透明思考”，所以这本书也顺理成章地叫这个名字。按照“实至名归”的要求，这应该是一本关于思考的书。既然是思考，必定会针对一些问题。而这些问题究竟是什么，正是我在整理这些Blog时面临的第一个难题。</text:p>
      <text:p text:style-name="P1"/>
      <text:p text:style-name="P2"/>
      <text:p text:style-name="P1">在写下这些blog的时候，我有这些思考：</text:p>
      <text:list text:style-name="L1">
        <text:list-item>
          <text:p text:style-name="P3">如何成为一个合格的程序员？</text:p>
        </text:list-item>
        <text:list-item>
          <text:p text:style-name="P3">如何面对新技术？</text:p>
        </text:list-item>
        <text:list-item>
          <text:p text:style-name="P3">软件设计的“思想”是什么？</text:p>
        </text:list-item>
        <text:list-item>
          <text:p text:style-name="P3">如何让自己变得敏捷？（什么是敏捷？）</text:p>
        </text:list-item>
        <text:list-item>
          <text:p text:style-name="P3">如何掌握纷繁芜杂的Java技术？</text:p>
        </text:list-item>
        <text:list-item>
          <text:p text:style-name="P3">为什么EJB2是过时的？</text:p>
        </text:list-item>
        <text:list-item>
          <text:p text:style-name="P3">如何学习.NET？</text:p>
        </text:list-item>
        <text:list-item>
          <text:p text:style-name="P3">如何学习LISP/Scheme/FP？</text:p>
        </text:list-item>
        <text:list-item>
          <text:p text:style-name="P3">为什么选择Ruby？</text:p>
        </text:list-item>
        <text:list-item>
          <text:p text:style-name="P3">什么是媒体？</text:p>
        </text:list-item>
        <text:list-item>
          <text:p text:style-name="P3">开源足迹</text:p>
        </text:list-item>
        <text:list-item>
          <text:p text:style-name="P3">篮球：和Kobe一道成长</text:p>
        </text:list-item>
        <text:list-item>
          <text:p text:style-name="P3">读万卷书</text:p>
        </text:list-item>
        <text:list-item>
          <text:p text:style-name="P3">行万里路</text:p>
        </text:list-item>
        <text:list-item>
          <text:p text:style-name="P3">发发牢骚</text:p>
        </text:list-item>
        <text:list-item>
          <text:p text:style-name="P3">过气话题：AOP</text:p>
        </text:list-item>
        <text:list-item>
          <text:p text:style-name="P3">Groovy</text:p>
        </text:list-item>
        <text:list-item>
          <text:p text:style-name="P3">熊眼看人</text:p>
        </text:list-item>
        <text:list-item>
          <text:p text:style-name="P3">“武侠”是一个好的隐喻吗？</text:p>
        </text:list-item>
        <text:list-item>
          <text:p text:style-name="P3">疑难杂症</text:p>
        </text:list-item>
        <text:list-item>
          <text:p text:style-name="P3">工作流</text:p>
        </text:list-item>
        <text:list-item>
          <text:p text:style-name="P3">成为技术传播者／咨询的奥秘</text:p>
        </text:list-item>
        <text:list-item>
          <text:p text:style-name="P3">软件是一门工艺</text:p>
        </text:list-item>
        <text:list-item>
          <text:p text:style-name="P3">心灵鸡汤</text:p>
        </text:list-item>
        <text:list-item>
          <text:p text:style-name="P3">音乐</text:p>
        </text:list-item>
        <text:list-item>
          <text:p text:style-name="P3">谁说程序员就不能有文化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4:21:31</meta:creation-date>
    <dc:creator>Jeff Xiong</dc:creator>
    <dc:date>2007-02-23T19:01:54</dc:date>
    <dc:language>en-US</dc:language>
    <meta:editing-cycles>47</meta:editing-cycles>
    <meta:editing-duration>PT4H30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66" meta:character-count="367"/>
  </office:meta>
</office:document-meta>
</file>